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ML </text:p>
          </draw:text-box>
        </draw:frame>
        <draw:frame presentation:style-name="pr5" draw:layer="layout" svg:width="10.2cm" svg:height="12.179cm" svg:x="1.4cm" svg:y="5.2cm" presentation:class="outline" presentation:user-transformed="true">
          <draw:text-box>
            <text:list text:style-name="L2">
              <text:list-header>
                <text:p>Casi d'uso</text:p>
                <text:p/>
              </text:list-header>
            </text:list>
          </draw:text-box>
        </draw:frame>
        <draw:frame presentation:style-name="pr5" draw:layer="layout" svg:width="10.2cm" svg:height="12.179cm" svg:x="14.8cm" svg:y="5.221cm" presentation:class="outline" presentation:user-transformed="true">
          <draw:text-box>
            <text:list text:style-name="L2">
              <text:list-header>
                <text:p>Classi </text:p>
              </text:list-header>
            </text:list>
          </draw:text-box>
        </draw:frame>
        <draw:frame draw:style-name="gr2" draw:layer="layout" svg:width="14.2cm" svg:height="5.939cm" svg:x="1.6cm" svg:y="6.6cm">
          <draw:text-box>
            <text:p>Del diagramma UML fanno parte gli attori, che compiono azioni chiamate CASI D'USO.</text:p>
            <text:p>Queste azioni si svolgono in un determinato ambiente detto SCENARIO.</text:p>
            <text:p>I CASI D'USO si relazionano tra loro in vari modi:</text:p>
            <text:p>-&lt;&lt;Include&gt;&gt;</text:p>
            <text:p>-&lt;&lt;Extend&gt;&gt;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3:47:48.324000000</meta:creation-date>
    <dc:date>2015-05-13T14:00:40.907000000</dc:date>
    <meta:editing-duration>PT12M52S</meta:editing-duration>
    <meta:editing-cycles>1</meta:editing-cycles>
    <meta:document-statistic meta:object-count="43"/>
    <meta:generator>LibreOffice/4.3.0.4$Windows_x86 LibreOffice_project/62ad5818884a2fc2e5780dd45466868d41009ec0</meta:generator>
  </office:meta>
</office:document-meta>
</file>